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mission_s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p_a</text:p>
          </table:table-cell>
          <table:table-cell office:value-type="string" calcext:value-type="string">
            <text:p>x_labels</text:p>
          </table:table-cell>
          <table:table-cell office:value-type="string" calcext:value-type="string">
            <text:p>hosp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5868089" calcext:value-type="float">
            <text:p>0.455868089</text:p>
          </table:table-cell>
          <table:table-cell office:value-type="string" calcext:value-type="string">
            <text:p>2013-1</text:p>
          </table:table-cell>
          <table:table-cell office:value-type="float" office:value="0.375104428" calcext:value-type="float">
            <text:p>0.375104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4065421" calcext:value-type="float">
            <text:p>0.424065421</text:p>
          </table:table-cell>
          <table:table-cell office:value-type="string" calcext:value-type="string">
            <text:p>2013-2</text:p>
          </table:table-cell>
          <table:table-cell office:value-type="float" office:value="0.362428843" calcext:value-type="float">
            <text:p>0.362428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3012048" calcext:value-type="float">
            <text:p>0.453012048</text:p>
          </table:table-cell>
          <table:table-cell office:value-type="string" calcext:value-type="string">
            <text:p>2013-3</text:p>
          </table:table-cell>
          <table:table-cell office:value-type="float" office:value="0.380846325" calcext:value-type="float">
            <text:p>0.380846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0611477" calcext:value-type="float">
            <text:p>0.450611477</text:p>
          </table:table-cell>
          <table:table-cell office:value-type="string" calcext:value-type="string">
            <text:p>2013-4</text:p>
          </table:table-cell>
          <table:table-cell office:value-type="float" office:value="0.342062193" calcext:value-type="float">
            <text:p>0.342062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3974895" calcext:value-type="float">
            <text:p>0.453974895</text:p>
          </table:table-cell>
          <table:table-cell office:value-type="string" calcext:value-type="string">
            <text:p>2013-5</text:p>
          </table:table-cell>
          <table:table-cell office:value-type="float" office:value="0.368063112" calcext:value-type="float">
            <text:p>0.368063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4613687" calcext:value-type="float">
            <text:p>0.474613687</text:p>
          </table:table-cell>
          <table:table-cell office:value-type="string" calcext:value-type="string">
            <text:p>2013-6</text:p>
          </table:table-cell>
          <table:table-cell office:value-type="float" office:value="0.363891487" calcext:value-type="float">
            <text:p>0.363891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4763604" calcext:value-type="float">
            <text:p>0.464763604</text:p>
          </table:table-cell>
          <table:table-cell office:value-type="string" calcext:value-type="string">
            <text:p>2013-7</text:p>
          </table:table-cell>
          <table:table-cell office:value-type="float" office:value="0.358490566" calcext:value-type="float">
            <text:p>0.3584905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7762557" calcext:value-type="float">
            <text:p>0.457762557</text:p>
          </table:table-cell>
          <table:table-cell office:value-type="string" calcext:value-type="string">
            <text:p>2013-8</text:p>
          </table:table-cell>
          <table:table-cell office:value-type="float" office:value="0.402460984" calcext:value-type="float">
            <text:p>0.402460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0434783" calcext:value-type="float">
            <text:p>0.430434783</text:p>
          </table:table-cell>
          <table:table-cell office:value-type="string" calcext:value-type="string">
            <text:p>2013-9</text:p>
          </table:table-cell>
          <table:table-cell office:value-type="float" office:value="0.36906585" calcext:value-type="float">
            <text:p>0.369065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6376812" calcext:value-type="float">
            <text:p>0.446376812</text:p>
          </table:table-cell>
          <table:table-cell office:value-type="string" calcext:value-type="string">
            <text:p>2013-10</text:p>
          </table:table-cell>
          <table:table-cell office:value-type="float" office:value="0.374967337" calcext:value-type="float">
            <text:p>0.3749673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558011" calcext:value-type="float">
            <text:p>0.479558011</text:p>
          </table:table-cell>
          <table:table-cell office:value-type="string" calcext:value-type="string">
            <text:p>2013-11</text:p>
          </table:table-cell>
          <table:table-cell office:value-type="float" office:value="0.379666667" calcext:value-type="float">
            <text:p>0.379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4738956" calcext:value-type="float">
            <text:p>0.434738956</text:p>
          </table:table-cell>
          <table:table-cell office:value-type="string" calcext:value-type="string">
            <text:p>2013-12</text:p>
          </table:table-cell>
          <table:table-cell office:value-type="float" office:value="0.400246305" calcext:value-type="float">
            <text:p>0.4002463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2014-1</text:p>
          </table:table-cell>
          <table:table-cell office:value-type="float" office:value="0.401579587" calcext:value-type="float">
            <text:p>0.4015795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7045455" calcext:value-type="float">
            <text:p>0.417045455</text:p>
          </table:table-cell>
          <table:table-cell office:value-type="string" calcext:value-type="string">
            <text:p>2014-2</text:p>
          </table:table-cell>
          <table:table-cell office:value-type="float" office:value="0.37191461" calcext:value-type="float">
            <text:p>0.371914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3461538" calcext:value-type="float">
            <text:p>0.413461538</text:p>
          </table:table-cell>
          <table:table-cell office:value-type="string" calcext:value-type="string">
            <text:p>2014-3</text:p>
          </table:table-cell>
          <table:table-cell office:value-type="float" office:value="0.348241913" calcext:value-type="float">
            <text:p>0.348241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7085427" calcext:value-type="float">
            <text:p>0.417085427</text:p>
          </table:table-cell>
          <table:table-cell office:value-type="string" calcext:value-type="string">
            <text:p>2014-4</text:p>
          </table:table-cell>
          <table:table-cell office:value-type="float" office:value="0.369686801" calcext:value-type="float">
            <text:p>0.3696868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8932039" calcext:value-type="float">
            <text:p>0.468932039</text:p>
          </table:table-cell>
          <table:table-cell office:value-type="string" calcext:value-type="string">
            <text:p>2014-5</text:p>
          </table:table-cell>
          <table:table-cell office:value-type="float" office:value="0.361219922" calcext:value-type="float">
            <text:p>0.3612199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38528558" calcext:value-type="float">
            <text:p>0.438528558</text:p>
          </table:table-cell>
          <table:table-cell office:value-type="string" calcext:value-type="string">
            <text:p>2014-6</text:p>
          </table:table-cell>
          <table:table-cell office:value-type="float" office:value="0.336113428" calcext:value-type="float">
            <text:p>0.3361134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5768262" calcext:value-type="float">
            <text:p>0.435768262</text:p>
          </table:table-cell>
          <table:table-cell office:value-type="string" calcext:value-type="string">
            <text:p>2014-7</text:p>
          </table:table-cell>
          <table:table-cell office:value-type="float" office:value="0.351173021" calcext:value-type="float">
            <text:p>0.351173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0056497" calcext:value-type="float">
            <text:p>0.470056497</text:p>
          </table:table-cell>
          <table:table-cell office:value-type="string" calcext:value-type="string">
            <text:p>2014-8</text:p>
          </table:table-cell>
          <table:table-cell office:value-type="float" office:value="0.385229541" calcext:value-type="float">
            <text:p>0.3852295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24390244" calcext:value-type="float">
            <text:p>0.424390244</text:p>
          </table:table-cell>
          <table:table-cell office:value-type="string" calcext:value-type="string">
            <text:p>2014-9</text:p>
          </table:table-cell>
          <table:table-cell office:value-type="float" office:value="0.377176015" calcext:value-type="float">
            <text:p>0.377176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04672897" calcext:value-type="float">
            <text:p>0.404672897</text:p>
          </table:table-cell>
          <table:table-cell office:value-type="string" calcext:value-type="string">
            <text:p>2014-10</text:p>
          </table:table-cell>
          <table:table-cell office:value-type="float" office:value="0.357002526" calcext:value-type="float">
            <text:p>0.3570025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32835821" calcext:value-type="float">
            <text:p>0.432835821</text:p>
          </table:table-cell>
          <table:table-cell office:value-type="string" calcext:value-type="string">
            <text:p>2014-11</text:p>
          </table:table-cell>
          <table:table-cell office:value-type="float" office:value="0.382352941" calcext:value-type="float">
            <text:p>0.3823529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31635389" calcext:value-type="float">
            <text:p>0.431635389</text:p>
          </table:table-cell>
          <table:table-cell office:value-type="string" calcext:value-type="string">
            <text:p>2014-12</text:p>
          </table:table-cell>
          <table:table-cell office:value-type="float" office:value="0.396957948" calcext:value-type="float">
            <text:p>0.3969579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34782609" calcext:value-type="float">
            <text:p>0.434782609</text:p>
          </table:table-cell>
          <table:table-cell office:value-type="string" calcext:value-type="string">
            <text:p>2015-1</text:p>
          </table:table-cell>
          <table:table-cell office:value-type="float" office:value="0.408387762" calcext:value-type="float">
            <text:p>0.4083877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32657926" calcext:value-type="float">
            <text:p>0.432657926</text:p>
          </table:table-cell>
          <table:table-cell office:value-type="string" calcext:value-type="string">
            <text:p>2015-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1041667" calcext:value-type="float">
            <text:p>0.451041667</text:p>
          </table:table-cell>
          <table:table-cell office:value-type="string" calcext:value-type="string">
            <text:p>2015-3</text:p>
          </table:table-cell>
          <table:table-cell office:value-type="float" office:value="0.377310924" calcext:value-type="float">
            <text:p>0.3773109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04588113" calcext:value-type="float">
            <text:p>0.404588113</text:p>
          </table:table-cell>
          <table:table-cell office:value-type="string" calcext:value-type="string">
            <text:p>2015-4</text:p>
          </table:table-cell>
          <table:table-cell office:value-type="float" office:value="0.378472222" calcext:value-type="float">
            <text:p>0.378472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5767077" calcext:value-type="float">
            <text:p>0.455767077</text:p>
          </table:table-cell>
          <table:table-cell office:value-type="string" calcext:value-type="string">
            <text:p>2015-5</text:p>
          </table:table-cell>
          <table:table-cell office:value-type="float" office:value="0.38047138" calcext:value-type="float">
            <text:p>0.38047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3452381" calcext:value-type="float">
            <text:p>0.443452381</text:p>
          </table:table-cell>
          <table:table-cell office:value-type="string" calcext:value-type="string">
            <text:p>2015-6</text:p>
          </table:table-cell>
          <table:table-cell office:value-type="float" office:value="0.366908482" calcext:value-type="float">
            <text:p>0.3669084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1709894" calcext:value-type="float">
            <text:p>0.421709894</text:p>
          </table:table-cell>
          <table:table-cell office:value-type="string" calcext:value-type="string">
            <text:p>2015-7</text:p>
          </table:table-cell>
          <table:table-cell office:value-type="float" office:value="0.36255991" calcext:value-type="float">
            <text:p>0.36255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13978495" calcext:value-type="float">
            <text:p>0.413978495</text:p>
          </table:table-cell>
          <table:table-cell office:value-type="string" calcext:value-type="string">
            <text:p>2015-8</text:p>
          </table:table-cell>
          <table:table-cell office:value-type="float" office:value="0.386705018" calcext:value-type="float">
            <text:p>0.386705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80662983" calcext:value-type="float">
            <text:p>0.480662983</text:p>
          </table:table-cell>
          <table:table-cell office:value-type="string" calcext:value-type="string">
            <text:p>2015-9</text:p>
          </table:table-cell>
          <table:table-cell office:value-type="float" office:value="0.392320534" calcext:value-type="float">
            <text:p>0.392320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45714286" calcext:value-type="float">
            <text:p>0.445714286</text:p>
          </table:table-cell>
          <table:table-cell office:value-type="string" calcext:value-type="string">
            <text:p>2015-10</text:p>
          </table:table-cell>
          <table:table-cell office:value-type="float" office:value="0.400525088" calcext:value-type="float">
            <text:p>0.400525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42449842" calcext:value-type="float">
            <text:p>0.442449842</text:p>
          </table:table-cell>
          <table:table-cell office:value-type="string" calcext:value-type="string">
            <text:p>2015-11</text:p>
          </table:table-cell>
          <table:table-cell office:value-type="float" office:value="0.394269341" calcext:value-type="float">
            <text:p>0.3942693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54545455" calcext:value-type="float">
            <text:p>0.454545455</text:p>
          </table:table-cell>
          <table:table-cell office:value-type="string" calcext:value-type="string">
            <text:p>2015-12</text:p>
          </table:table-cell>
          <table:table-cell office:value-type="float" office:value="0.417049369" calcext:value-type="float">
            <text:p>0.4170493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07608696" calcext:value-type="float">
            <text:p>0.507608696</text:p>
          </table:table-cell>
          <table:table-cell office:value-type="string" calcext:value-type="string">
            <text:p>2016-1</text:p>
          </table:table-cell>
          <table:table-cell office:value-type="float" office:value="0.412551768" calcext:value-type="float">
            <text:p>0.4125517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12474849" calcext:value-type="float">
            <text:p>0.412474849</text:p>
          </table:table-cell>
          <table:table-cell office:value-type="string" calcext:value-type="string">
            <text:p>2016-2</text:p>
          </table:table-cell>
          <table:table-cell office:value-type="float" office:value="0.404526167" calcext:value-type="float">
            <text:p>0.4045261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74452555" calcext:value-type="float">
            <text:p>0.474452555</text:p>
          </table:table-cell>
          <table:table-cell office:value-type="string" calcext:value-type="string">
            <text:p>2016-3</text:p>
          </table:table-cell>
          <table:table-cell office:value-type="float" office:value="0.395934172" calcext:value-type="float">
            <text:p>0.3959341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5245098" calcext:value-type="float">
            <text:p>0.425245098</text:p>
          </table:table-cell>
          <table:table-cell office:value-type="string" calcext:value-type="string">
            <text:p>2016-4</text:p>
          </table:table-cell>
          <table:table-cell office:value-type="float" office:value="0.387549588" calcext:value-type="float">
            <text:p>0.3875495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9223007" calcext:value-type="float">
            <text:p>0.469223007</text:p>
          </table:table-cell>
          <table:table-cell office:value-type="string" calcext:value-type="string">
            <text:p>2016-5</text:p>
          </table:table-cell>
          <table:table-cell office:value-type="float" office:value="0.386988943" calcext:value-type="float">
            <text:p>0.3869889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58724203" calcext:value-type="float">
            <text:p>0.458724203</text:p>
          </table:table-cell>
          <table:table-cell office:value-type="string" calcext:value-type="string">
            <text:p>2016-6</text:p>
          </table:table-cell>
          <table:table-cell office:value-type="float" office:value="0.388800425" calcext:value-type="float">
            <text:p>0.388800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7563452" calcext:value-type="float">
            <text:p>0.437563452</text:p>
          </table:table-cell>
          <table:table-cell office:value-type="string" calcext:value-type="string">
            <text:p>2016-7</text:p>
          </table:table-cell>
          <table:table-cell office:value-type="float" office:value="0.386811305" calcext:value-type="float">
            <text:p>0.3868113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8223938" calcext:value-type="float">
            <text:p>0.438223938</text:p>
          </table:table-cell>
          <table:table-cell office:value-type="string" calcext:value-type="string">
            <text:p>2016-8</text:p>
          </table:table-cell>
          <table:table-cell office:value-type="float" office:value="0.385703266" calcext:value-type="float">
            <text:p>0.3857032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2115768" calcext:value-type="float">
            <text:p>0.442115768</text:p>
          </table:table-cell>
          <table:table-cell office:value-type="string" calcext:value-type="string">
            <text:p>2016-9</text:p>
          </table:table-cell>
          <table:table-cell office:value-type="float" office:value="0.382641921" calcext:value-type="float">
            <text:p>0.3826419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37242798" calcext:value-type="float">
            <text:p>0.437242798</text:p>
          </table:table-cell>
          <table:table-cell office:value-type="string" calcext:value-type="string">
            <text:p>2016-10</text:p>
          </table:table-cell>
          <table:table-cell office:value-type="float" office:value="0.400927948" calcext:value-type="float">
            <text:p>0.4009279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45825933" calcext:value-type="float">
            <text:p>0.445825933</text:p>
          </table:table-cell>
          <table:table-cell office:value-type="string" calcext:value-type="string">
            <text:p>2016-11</text:p>
          </table:table-cell>
          <table:table-cell office:value-type="float" office:value="0.389460154" calcext:value-type="float">
            <text:p>0.3894601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40999139" calcext:value-type="float">
            <text:p>0.440999139</text:p>
          </table:table-cell>
          <table:table-cell office:value-type="string" calcext:value-type="string">
            <text:p>2016-12</text:p>
          </table:table-cell>
          <table:table-cell office:value-type="float" office:value="0.417331813" calcext:value-type="float">
            <text:p>0.4173318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63855422" calcext:value-type="float">
            <text:p>0.463855422</text:p>
          </table:table-cell>
          <table:table-cell office:value-type="string" calcext:value-type="string">
            <text:p>2017-1</text:p>
          </table:table-cell>
          <table:table-cell office:value-type="float" office:value="0.425652057" calcext:value-type="float">
            <text:p>0.4256520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27672956" calcext:value-type="float">
            <text:p>0.427672956</text:p>
          </table:table-cell>
          <table:table-cell office:value-type="string" calcext:value-type="string">
            <text:p>2017-2</text:p>
          </table:table-cell>
          <table:table-cell office:value-type="float" office:value="0.426391097" calcext:value-type="float">
            <text:p>0.4263910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75121951" calcext:value-type="float">
            <text:p>0.475121951</text:p>
          </table:table-cell>
          <table:table-cell office:value-type="string" calcext:value-type="string">
            <text:p>2017-3</text:p>
          </table:table-cell>
          <table:table-cell office:value-type="float" office:value="0.416958479" calcext:value-type="float">
            <text:p>0.4169584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5810811" calcext:value-type="float">
            <text:p>0.435810811</text:p>
          </table:table-cell>
          <table:table-cell office:value-type="string" calcext:value-type="string">
            <text:p>2017-4</text:p>
          </table:table-cell>
          <table:table-cell office:value-type="float" office:value="0.409144197" calcext:value-type="float">
            <text:p>0.4091441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57245725" calcext:value-type="float">
            <text:p>0.457245725</text:p>
          </table:table-cell>
          <table:table-cell office:value-type="string" calcext:value-type="string">
            <text:p>2017-5</text:p>
          </table:table-cell>
          <table:table-cell office:value-type="float" office:value="0.409421139" calcext:value-type="float">
            <text:p>0.4094211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34034417" calcext:value-type="float">
            <text:p>0.434034417</text:p>
          </table:table-cell>
          <table:table-cell office:value-type="string" calcext:value-type="string">
            <text:p>2017-6</text:p>
          </table:table-cell>
          <table:table-cell office:value-type="float" office:value="0.416197372" calcext:value-type="float">
            <text:p>0.416197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21:12:07.146261613</dc:date>
    <meta:editing-duration>PT1M25S</meta:editing-duration>
    <meta:editing-cycles>1</meta:editing-cycles>
    <meta:document-statistic meta:table-count="1" meta:cell-count="220" meta:object-count="0"/>
    <meta:generator>LibreOffice/6.1.4.2$Linux_X86_64 LibreOffice_project/10$Build-2</meta:generator>
  </office:meta>
</office:document-meta>
</file>